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 Mono" svg:font-family="'Bitstream Vera Sans Mono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fill="none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4" style:family="graphic" style:parent-style-name="standard">
      <style:graphic-properties draw:stroke="none" draw:fill="none" draw:fill-color="#ffffff" fo:min-height="0.713cm"/>
    </style:style>
    <style:style style:name="gr5" style:family="graphic" style:parent-style-name="objectwithoutfill">
      <style:graphic-properties draw:marker-end="Arrow" draw:marker-end-width="0.3cm" draw:fill="none" draw:fill-color="#ffffff" draw:textarea-vertical-align="middle"/>
    </style:style>
    <style:style style:name="gr6" style:family="graphic" style:parent-style-name="objectwithoutfill">
      <style:graphic-properties draw:fill="none" draw:fill-color="#ffffff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502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74cm" fo:min-width="0cm"/>
    </style:style>
    <style:style style:name="gr10" style:family="graphic" style:parent-style-name="standard">
      <style:graphic-properties draw:fill="none" draw:textarea-horizontal-align="justify" draw:textarea-vertical-align="middle" draw:auto-grow-height="false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ae00"/>
    </style:style>
    <style:style style:name="P3" style:family="paragraph">
      <style:text-properties style:font-name="Bitstream Vera Sans Mono"/>
    </style:style>
    <style:style style:name="P4" style:family="paragraph">
      <style:paragraph-properties fo:text-align="center"/>
      <style:text-properties fo:font-weight="bold" style:font-weight-asian="bold" style:font-weight-complex="bold"/>
    </style:style>
    <style:style style:name="P5" style:family="paragraph">
      <style:paragraph-properties fo:text-align="center"/>
      <style:text-properties fo:color="#3deb3d"/>
    </style:style>
    <style:style style:name="P6" style:family="paragraph">
      <style:paragraph-properties fo:text-align="center"/>
      <style:text-properties fo:color="#000000"/>
    </style:style>
    <style:style style:name="T1" style:family="text">
      <style:text-properties fo:color="#00ae00"/>
    </style:style>
    <style:style style:name="T2" style:family="text">
      <style:text-properties style:font-name="Bitstream Vera Sans Mono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3deb3d"/>
    </style:style>
    <style:style style:name="T5" style:family="text">
      <style:text-properties fo:color="#00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49cm" svg:height="2.594cm" svg:x="3.644cm" svg:y="22.76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1" draw:id="id1" draw:layer="layout" svg:width="4.443cm" svg:height="2.296cm" svg:x="5.439cm" svg:y="13.3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24cm" svg:height="2.496cm" svg:x="5.738cm" svg:y="17.0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745cm" svg:height="1.297cm" svg:x="3.894cm" svg:y="23.51cm">
          <text:p text:style-name="P1">sin(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745cm" svg:height="1.297cm" svg:x="6.44cm" svg:y="23.71cm">
          <text:p text:style-name="P1">cos(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7.888cm" svg:height="3.245cm" svg:x="6.14cm" svg:y="20.71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5" draw:id="id5" draw:layer="layout" svg:width="2.745cm" svg:height="1.297cm" svg:x="10.433cm" svg:y="21.617cm">
          <text:p text:style-name="P1">printf(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745cm" svg:height="1.297cm" svg:x="7.19cm" svg:y="21.42cm">
          <text:p text:style-name="P1">x(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745cm" svg:height="1.297cm" svg:x="8.54cm" svg:y="22.317cm">
          <text:p text:style-name="P1">y(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1" draw:layer="layout" svg:width="3.249cm" svg:height="0.963cm" svg:x="1.768cm" svg:y="17.641cm">
          <draw:text-box>
            <text:p text:style-name="P1">carteles.o</text:p>
          </draw:text-box>
        </draw:frame>
        <draw:frame draw:style-name="gr4" draw:text-style-name="P1" draw:layer="layout" svg:width="3.919cm" svg:height="0.963cm" svg:x="2.021cm" svg:y="21.387cm">
          <draw:text-box>
            <text:p text:style-name="P1">Bibliotecas</text:p>
          </draw:text-box>
        </draw:frame>
        <draw:custom-shape draw:style-name="gr3" draw:text-style-name="P1" xml:id="id2" draw:id="id2" draw:layer="layout" svg:width="2.745cm" svg:height="1.297cm" svg:x="6.089cm" svg:y="17.425cm">
          <text:p text:style-name="P1">hola(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4" draw:id="id4" draw:layer="layout" svg:width="2.745cm" svg:height="1.297cm" svg:x="8.835cm" svg:y="17.974cm">
          <text:p text:style-name="P1">chau(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lines" svg:x1="7.66cm" svg:y1="15.626cm" svg:x2="7.462cm" svg:y2="17.425cm" draw:start-shape="id1" draw:start-glue-point="2" draw:end-shape="id2" draw:end-glue-point="4" svg:d="m7660 15626v501l-198 796v502" svg:viewBox="0 0 199 1800">
          <text:p/>
        </draw:connector>
        <draw:connector draw:style-name="gr5" draw:text-style-name="P1" draw:layer="layout" draw:type="lines" svg:x1="7.614cm" svg:y1="15.179cm" svg:x2="10.208cm" svg:y2="17.974cm" draw:start-shape="id3" draw:start-glue-point="8" draw:end-shape="id4" draw:end-glue-point="4" svg:d="m7614 15179v501l2594 1792v502" svg:viewBox="0 0 2595 2796">
          <text:p/>
        </draw:connector>
        <draw:connector draw:style-name="gr5" draw:text-style-name="P1" draw:layer="layout" draw:type="lines" svg:x1="7.462cm" svg:y1="18.722cm" svg:x2="10.835cm" svg:y2="21.807cm" draw:start-shape="id2" draw:start-glue-point="8" draw:end-shape="id5" draw:end-glue-point="5" svg:d="m7462 18722v501l3373 1892v692" svg:viewBox="0 0 3374 3086">
          <text:p/>
        </draw:connector>
        <draw:connector draw:style-name="gr5" draw:text-style-name="P1" draw:layer="layout" draw:type="lines" svg:x1="10.208cm" svg:y1="19.271cm" svg:x2="11.806cm" svg:y2="21.617cm" draw:start-shape="id4" draw:start-glue-point="8" draw:end-shape="id5" draw:end-glue-point="4" svg:d="m10208 19271v501l1598 1343v502" svg:viewBox="0 0 1599 2347">
          <text:p/>
        </draw:connector>
        <draw:frame draw:style-name="gr4" draw:text-style-name="P1" draw:layer="layout" svg:width="3cm" svg:height="0.963cm" svg:x="1.793cm" svg:y="13.947cm">
          <draw:text-box>
            <text:p text:style-name="P1">prueba.o</text:p>
          </draw:text-box>
        </draw:frame>
        <draw:custom-shape draw:style-name="gr3" draw:text-style-name="P1" xml:id="id3" draw:id="id3" draw:layer="layout" svg:width="2.745cm" svg:height="1.297cm" svg:x="6.241cm" svg:y="13.882cm">
          <text:p text:style-name="P1">main(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" draw:layer="layout" svg:x1="1.947cm" svg:y1="20.119cm" svg:x2="14.876cm" svg:y2="20.119cm">
          <text:p/>
        </draw:line>
        <draw:custom-shape draw:style-name="gr2" draw:text-style-name="P1" xml:id="id6" draw:id="id6" draw:layer="layout" svg:width="4.443cm" svg:height="2.296cm" svg:x="6.789cm" svg:y="3.84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24cm" svg:height="2.496cm" svg:x="5.788cm" svg:y="7.539cm">
          <text:p/>
          <draw:enhanced-geometry svg:viewBox="0 0 21600 21600" draw:type="rectangle" draw:enhanced-path="M 0 0 L 21600 0 21600 21600 0 21600 0 0 Z N"/>
        </draw:custom-shape>
        <draw:frame draw:style-name="gr4" draw:text-style-name="P1" draw:layer="layout" svg:width="3.249cm" svg:height="0.963cm" svg:x="1.818cm" svg:y="8.157cm">
          <draw:text-box>
            <text:p text:style-name="P1">carteles.c</text:p>
          </draw:text-box>
        </draw:frame>
        <draw:custom-shape draw:style-name="gr3" draw:text-style-name="P1" xml:id="id7" draw:id="id7" draw:layer="layout" svg:width="2.745cm" svg:height="1.297cm" svg:x="6.139cm" svg:y="7.941cm">
          <text:p text:style-name="P1">hola(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8" draw:id="id8" draw:layer="layout" svg:width="2.745cm" svg:height="1.297cm" svg:x="8.885cm" svg:y="8.49cm">
          <text:p text:style-name="P1">chau(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lines" svg:x1="9.01cm" svg:y1="6.142cm" svg:x2="7.512cm" svg:y2="7.941cm" draw:start-shape="id6" draw:start-glue-point="2" draw:end-shape="id7" draw:end-glue-point="4" svg:d="m9010 6142v501l-1498 796v502" svg:viewBox="0 0 1499 1800">
          <text:p/>
        </draw:connector>
        <draw:connector draw:style-name="gr5" draw:text-style-name="P1" draw:layer="layout" draw:type="lines" svg:x1="9.01cm" svg:y1="6.142cm" svg:x2="10.258cm" svg:y2="8.49cm" draw:start-shape="id6" draw:start-glue-point="2" draw:end-shape="id8" draw:end-glue-point="4" svg:d="m9010 6142v501l1248 1345v502" svg:viewBox="0 0 1249 2349">
          <text:p/>
        </draw:connector>
        <draw:frame draw:style-name="gr4" draw:text-style-name="P1" draw:layer="layout" svg:width="3cm" svg:height="0.963cm" svg:x="3.143cm" svg:y="4.463cm">
          <draw:text-box>
            <text:p text:style-name="P1">prueba.c</text:p>
          </draw:text-box>
        </draw:frame>
        <draw:custom-shape draw:style-name="gr3" draw:text-style-name="P1" draw:layer="layout" svg:width="2.745cm" svg:height="1.297cm" svg:x="7.591cm" svg:y="4.398cm">
          <text:p text:style-name="P1">main(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4.443cm" svg:height="2.296cm" svg:x="24.243cm" svg:y="15.528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3cm" svg:height="0.963cm" svg:x="20.616cm" svg:y="16.195cm">
          <draw:text-box>
            <text:p text:style-name="P1"><text:span text:style-name="T1">prueba</text:span></text:p>
          </draw:text-box>
        </draw:frame>
        <draw:custom-shape draw:style-name="gr3" draw:text-style-name="P1" xml:id="id9" draw:id="id9" draw:layer="layout" svg:width="2.745cm" svg:height="1.297cm" svg:x="25.014cm" svg:y="16.029cm">
          <text:p text:style-name="P1">main(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6.49cm" svg:height="2.594cm" svg:x="20.245cm" svg:y="22.76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745cm" svg:height="1.297cm" svg:x="20.495cm" svg:y="23.511cm">
          <text:p text:style-name="P1">sin(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745cm" svg:height="1.297cm" svg:x="23.041cm" svg:y="23.711cm">
          <text:p text:style-name="P1">cos(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1" draw:layer="layout" svg:width="3.919cm" svg:height="0.963cm" svg:x="18.622cm" svg:y="21.388cm">
          <draw:text-box>
            <text:p text:style-name="P1">Bibliotecas</text:p>
          </draw:text-box>
        </draw:frame>
        <draw:line draw:style-name="gr6" draw:text-style-name="P1" draw:layer="layout" svg:x1="18.548cm" svg:y1="20.12cm" svg:x2="31.477cm" svg:y2="20.12cm">
          <text:p/>
        </draw:line>
        <draw:connector draw:style-name="gr5" draw:text-style-name="P1" draw:layer="layout" draw:type="lines" svg:x1="7.614cm" svg:y1="15.179cm" svg:x2="12.776cm" svg:y2="21.807cm" draw:start-shape="id3" draw:start-glue-point="8" draw:end-shape="id5" draw:end-glue-point="11" svg:d="m7614 15179v501l5162 5435v692" svg:viewBox="0 0 5163 6629">
          <text:p/>
        </draw:connector>
        <draw:custom-shape draw:style-name="gr1" draw:text-style-name="P1" draw:layer="layout" svg:width="7.888cm" svg:height="3.245cm" svg:x="22.766cm" svg:y="20.69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10" draw:id="id10" draw:layer="layout" svg:width="2.745cm" svg:height="1.297cm" svg:x="27.059cm" svg:y="21.59cm">
          <text:p text:style-name="P1">printf(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745cm" svg:height="1.297cm" svg:x="23.816cm" svg:y="21.393cm">
          <text:p text:style-name="P1">x(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745cm" svg:height="1.297cm" svg:x="25.166cm" svg:y="22.29cm">
          <text:p text:style-name="P1">y(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lines" svg:x1="26.387cm" svg:y1="17.326cm" svg:x2="28.432cm" svg:y2="21.59cm" draw:start-shape="id9" draw:start-glue-point="8" draw:end-shape="id10" draw:end-glue-point="4" svg:d="m26387 17326v501l2045 3261v502" svg:viewBox="0 0 2046 4265">
          <text:p/>
        </draw:connector>
      </draw:page>
      <draw:page draw:name="page2" draw:style-name="dp1" draw:master-page-name="Default">
        <draw:frame draw:style-name="gr7" draw:text-style-name="P3" draw:layer="layout" svg:width="10.916cm" svg:height="4.752cm" svg:x="3.119cm" svg:y="4.473cm">
          <draw:text-box>
            <text:p><text:span text:style-name="T2">#include &lt;stdio.h&gt;</text:span></text:p>
            <text:p><text:span text:style-name="T2">int main() {</text:span></text:p>
            <text:p><text:span text:style-name="T2"><text:tab/></text:span><text:span text:style-name="T2">hola();</text:span></text:p>
            <text:p><text:span text:style-name="T2"><text:tab/></text:span><text:span text:style-name="T2">printf(“Hola, Mundo\n”);</text:span></text:p>
            <text:p><text:span text:style-name="T2"><text:tab/></text:span><text:span text:style-name="T2">chau();</text:span></text:p>
            <text:p><text:span text:style-name="T2">}</text:span></text:p>
          </draw:text-box>
        </draw:frame>
        <draw:frame draw:style-name="gr8" draw:layer="layout" svg:width="8.249cm" svg:height="6.147cm" svg:x="3.237cm" svg:y="9.82cm">
          <draw:text-box>
            <text:p><text:span text:style-name="T2">#include &lt;stdio.h&gt;</text:span></text:p>
            <text:p><text:span text:style-name="T2">int hola() {</text:span></text:p>
            <text:p><text:span text:style-name="T2"><text:tab/></text:span><text:span text:style-name="T2">printf(“Hola\n“);</text:span></text:p>
            <text:p><text:span text:style-name="T2">}</text:span></text:p>
            <text:p><text:span text:style-name="T2"/></text:p>
            <text:p><text:span text:style-name="T2">int chau() {</text:span></text:p>
            <text:p><text:span text:style-name="T2"><text:tab/></text:span><text:span text:style-name="T2">printf(“Chau\n“);</text:span></text:p>
            <text:p><text:span text:style-name="T2">}</text:span></text:p>
          </draw:text-box>
        </draw:frame>
        <draw:frame draw:style-name="gr9" draw:text-style-name="P3" draw:layer="layout" svg:width="10.916cm" svg:height="3.324cm" svg:x="16.034cm" svg:y="9.034cm">
          <draw:text-box>
            <text:p><text:span text:style-name="T2">#include &lt;stdio.h&gt;</text:span></text:p>
            <text:p><text:span text:style-name="T2">int main() {</text:span></text:p>
            <text:p><text:span text:style-name="T2"><text:tab/></text:span><text:span text:style-name="T2">printf(“Hola, Mundo\n”);</text:span></text:p>
            <text:p><text:span text:style-name="T2">}</text:span></text:p>
          </draw:text-box>
        </draw:frame>
      </draw:page>
      <draw:page draw:name="page3" draw:style-name="dp1" draw:master-page-name="Default">
        <draw:custom-shape draw:style-name="gr1" draw:text-style-name="P1" draw:layer="layout" svg:width="6.49cm" svg:height="2.594cm" svg:x="3.644cm" svg:y="22.76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11" draw:id="id11" draw:layer="layout" svg:width="4.443cm" svg:height="2.296cm" svg:x="5.439cm" svg:y="13.3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24cm" svg:height="2.496cm" svg:x="5.738cm" svg:y="17.0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745cm" svg:height="1.297cm" svg:x="3.894cm" svg:y="23.51cm">
          <text:p text:style-name="P1">sin(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745cm" svg:height="1.297cm" svg:x="6.44cm" svg:y="23.71cm">
          <text:p text:style-name="P1">cos(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7.888cm" svg:height="3.245cm" svg:x="6.14cm" svg:y="20.71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15" draw:id="id15" draw:layer="layout" svg:width="2.745cm" svg:height="1.297cm" svg:x="10.433cm" svg:y="21.617cm">
          <text:p text:style-name="P1">printf(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745cm" svg:height="1.297cm" svg:x="7.19cm" svg:y="21.42cm">
          <text:p text:style-name="P1">x(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745cm" svg:height="1.297cm" svg:x="8.54cm" svg:y="22.317cm">
          <text:p text:style-name="P1">y(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1" draw:layer="layout" svg:width="3.249cm" svg:height="0.963cm" svg:x="1.768cm" svg:y="17.641cm">
          <draw:text-box>
            <text:p text:style-name="P1">carteles.o</text:p>
          </draw:text-box>
        </draw:frame>
        <draw:frame draw:style-name="gr4" draw:text-style-name="P1" draw:layer="layout" svg:width="3.919cm" svg:height="0.963cm" svg:x="2.021cm" svg:y="21.387cm">
          <draw:text-box>
            <text:p text:style-name="P1">Bibliotecas</text:p>
          </draw:text-box>
        </draw:frame>
        <draw:custom-shape draw:style-name="gr3" draw:text-style-name="P1" xml:id="id12" draw:id="id12" draw:layer="layout" svg:width="2.745cm" svg:height="1.297cm" svg:x="6.089cm" svg:y="17.425cm">
          <text:p text:style-name="P1">hola(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4" draw:id="id14" draw:layer="layout" svg:width="2.745cm" svg:height="1.297cm" svg:x="8.835cm" svg:y="17.974cm">
          <text:p text:style-name="P1">chau(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lines" svg:x1="7.66cm" svg:y1="15.626cm" svg:x2="7.462cm" svg:y2="17.425cm" draw:start-shape="id11" draw:start-glue-point="2" draw:end-shape="id12" draw:end-glue-point="4" svg:d="m7660 15626v501l-198 796v502" svg:viewBox="0 0 199 1800">
          <text:p/>
        </draw:connector>
        <draw:connector draw:style-name="gr5" draw:text-style-name="P1" draw:layer="layout" draw:type="lines" svg:x1="7.614cm" svg:y1="15.179cm" svg:x2="10.208cm" svg:y2="17.974cm" draw:start-shape="id13" draw:start-glue-point="8" draw:end-shape="id14" draw:end-glue-point="4" svg:d="m7614 15179v501l2594 1792v502" svg:viewBox="0 0 2595 2796">
          <text:p/>
        </draw:connector>
        <draw:connector draw:style-name="gr5" draw:text-style-name="P1" draw:layer="layout" draw:type="lines" svg:x1="7.462cm" svg:y1="18.722cm" svg:x2="10.835cm" svg:y2="21.807cm" draw:start-shape="id12" draw:start-glue-point="8" draw:end-shape="id15" draw:end-glue-point="5" svg:d="m7462 18722v501l3373 1892v692" svg:viewBox="0 0 3374 3086">
          <text:p/>
        </draw:connector>
        <draw:connector draw:style-name="gr5" draw:text-style-name="P1" draw:layer="layout" draw:type="lines" svg:x1="10.208cm" svg:y1="19.271cm" svg:x2="11.806cm" svg:y2="21.617cm" draw:start-shape="id14" draw:start-glue-point="8" draw:end-shape="id15" draw:end-glue-point="4" svg:d="m10208 19271v501l1598 1343v502" svg:viewBox="0 0 1599 2347">
          <text:p/>
        </draw:connector>
        <draw:frame draw:style-name="gr4" draw:text-style-name="P1" draw:layer="layout" svg:width="3cm" svg:height="0.963cm" svg:x="1.793cm" svg:y="13.947cm">
          <draw:text-box>
            <text:p text:style-name="P1">prueba.o</text:p>
          </draw:text-box>
        </draw:frame>
        <draw:custom-shape draw:style-name="gr3" draw:text-style-name="P1" xml:id="id13" draw:id="id13" draw:layer="layout" svg:width="2.745cm" svg:height="1.297cm" svg:x="6.241cm" svg:y="13.882cm">
          <text:p text:style-name="P1">main(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" draw:layer="layout" svg:x1="1.947cm" svg:y1="20.119cm" svg:x2="14.876cm" svg:y2="20.119cm">
          <text:p/>
        </draw:line>
        <draw:connector draw:style-name="gr5" draw:text-style-name="P1" draw:layer="layout" draw:type="lines" svg:x1="7.614cm" svg:y1="15.179cm" svg:x2="12.776cm" svg:y2="21.807cm" draw:start-shape="id13" draw:start-glue-point="8" draw:end-shape="id15" draw:end-glue-point="11" svg:d="m7614 15179v501l5162 5435v692" svg:viewBox="0 0 5163 6629">
          <text:p/>
        </draw:connector>
      </draw:page>
      <draw:page draw:name="page4" draw:style-name="dp1" draw:master-page-name="Default">
        <draw:custom-shape draw:style-name="gr2" draw:text-style-name="P1" xml:id="id16" draw:id="id16" draw:layer="layout" svg:width="4.443cm" svg:height="2.296cm" svg:x="6.474cm" svg:y="7.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24cm" svg:height="2.496cm" svg:x="5.473cm" svg:y="10.743cm">
          <text:p/>
          <draw:enhanced-geometry svg:viewBox="0 0 21600 21600" draw:type="rectangle" draw:enhanced-path="M 0 0 L 21600 0 21600 21600 0 21600 0 0 Z N"/>
        </draw:custom-shape>
        <draw:frame draw:style-name="gr4" draw:text-style-name="P1" draw:layer="layout" svg:width="3.249cm" svg:height="0.963cm" svg:x="7.039cm" svg:y="13.659cm">
          <draw:text-box>
            <text:p text:style-name="P1">carteles.c</text:p>
          </draw:text-box>
        </draw:frame>
        <draw:custom-shape draw:style-name="gr3" draw:text-style-name="P1" xml:id="id17" draw:id="id17" draw:layer="layout" svg:width="2.745cm" svg:height="1.297cm" svg:x="5.824cm" svg:y="11.145cm">
          <text:p text:style-name="P1">hola(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8" draw:id="id18" draw:layer="layout" svg:width="2.745cm" svg:height="1.297cm" svg:x="8.57cm" svg:y="11.694cm">
          <text:p text:style-name="P1">chau(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lines" svg:x1="8.695cm" svg:y1="9.346cm" svg:x2="7.197cm" svg:y2="11.145cm" draw:start-shape="id16" draw:start-glue-point="2" draw:end-shape="id17" draw:end-glue-point="4" svg:d="m8695 9346v501l-1498 796v502" svg:viewBox="0 0 1499 1800">
          <text:p/>
        </draw:connector>
        <draw:connector draw:style-name="gr5" draw:text-style-name="P1" draw:layer="layout" draw:type="lines" svg:x1="8.695cm" svg:y1="9.346cm" svg:x2="9.943cm" svg:y2="11.694cm" draw:start-shape="id16" draw:start-glue-point="2" draw:end-shape="id18" draw:end-glue-point="4" svg:d="m8695 9346v501l1248 1345v502" svg:viewBox="0 0 1249 2349">
          <text:p/>
        </draw:connector>
        <draw:frame draw:style-name="gr4" draw:text-style-name="P1" draw:layer="layout" svg:width="3cm" svg:height="0.963cm" svg:x="7.215cm" svg:y="5.821cm">
          <draw:text-box>
            <text:p text:style-name="P1">prueba.c</text:p>
          </draw:text-box>
        </draw:frame>
        <draw:custom-shape draw:style-name="gr3" draw:text-style-name="P1" draw:layer="layout" svg:width="2.745cm" svg:height="1.297cm" svg:x="7.276cm" svg:y="7.602cm">
          <text:p text:style-name="P1">main(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4.443cm" svg:height="2.296cm" svg:x="17.275cm" svg:y="7.05cm">
          <text:p text:style-name="P1">010101000...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6.24cm" svg:height="2.496cm" svg:x="16.773cm" svg:y="10.743cm">
          <text:p text:style-name="P1">101001001011011...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745cm" svg:height="1.297cm" svg:x="12.777cm" svg:y="7.603cm">
          <text:p text:style-name="P1"><text:span text:style-name="T3">gc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1" draw:layer="layout" svg:x1="10.896cm" svg:y1="8.251cm" svg:x2="17.267cm" svg:y2="8.251cm">
          <text:p/>
        </draw:line>
        <draw:custom-shape draw:style-name="gr3" draw:text-style-name="P4" draw:layer="layout" svg:width="2.745cm" svg:height="1.297cm" svg:x="12.778cm" svg:y="7.604cm">
          <text:p text:style-name="P1"><text:span text:style-name="T3">gc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1" draw:layer="layout" svg:x1="11.732cm" svg:y1="11.976cm" svg:x2="16.78cm" svg:y2="11.976cm">
          <text:p/>
        </draw:line>
        <draw:custom-shape draw:style-name="gr3" draw:text-style-name="P4" draw:layer="layout" svg:width="2.745cm" svg:height="1.297cm" svg:x="12.778cm" svg:y="11.304cm">
          <text:p text:style-name="P1"><text:span text:style-name="T3">gc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1" draw:layer="layout" svg:width="3cm" svg:height="0.963cm" svg:x="17.971cm" svg:y="5.857cm">
          <draw:text-box>
            <text:p text:style-name="P1">prueba.o</text:p>
          </draw:text-box>
        </draw:frame>
        <draw:frame draw:style-name="gr4" draw:text-style-name="P1" draw:layer="layout" svg:width="3.249cm" svg:height="0.963cm" svg:x="18.109cm" svg:y="13.66cm">
          <draw:text-box>
            <text:p text:style-name="P1">carteles.o</text:p>
          </draw:text-box>
        </draw:frame>
      </draw:page>
      <draw:page draw:name="page5" draw:style-name="dp1" draw:master-page-name="Default">
        <draw:custom-shape draw:style-name="gr10" draw:text-style-name="P1" draw:layer="layout" svg:width="4.443cm" svg:height="2.296cm" svg:x="5.666cm" svg:y="4.821cm">
          <text:p text:style-name="P1">010101000...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6.24cm" svg:height="2.496cm" svg:x="5.164cm" svg:y="8.514cm">
          <text:p text:style-name="P1">101001001011011...</text:p>
          <draw:enhanced-geometry svg:viewBox="0 0 21600 21600" draw:type="rectangle" draw:enhanced-path="M 0 0 L 21600 0 21600 21600 0 21600 0 0 Z N"/>
        </draw:custom-shape>
        <draw:frame draw:style-name="gr4" draw:text-style-name="P1" draw:layer="layout" svg:width="3cm" svg:height="0.963cm" svg:x="6.362cm" svg:y="3.628cm">
          <draw:text-box>
            <text:p text:style-name="P1">prueba.o</text:p>
          </draw:text-box>
        </draw:frame>
        <draw:frame draw:style-name="gr4" draw:text-style-name="P1" draw:layer="layout" svg:width="3.249cm" svg:height="0.963cm" svg:x="6.5cm" svg:y="11.431cm">
          <draw:text-box>
            <text:p text:style-name="P1">carteles.o</text:p>
          </draw:text-box>
        </draw:frame>
        <draw:polyline draw:style-name="gr11" draw:text-style-name="P1" draw:layer="layout" svg:width="4.002cm" svg:height="1.392cm" svg:x="10.096cm" svg:y="5.988cm" svg:viewBox="0 0 4003 1393" draw:points="0,0 1949,0 4003,1393">
          <text:p/>
        </draw:polyline>
        <draw:polyline draw:style-name="gr11" draw:text-style-name="P1" draw:layer="layout" svg:width="2.853cm" svg:height="2.123cm" svg:x="11.384cm" svg:y="7.972cm" svg:viewBox="0 0 2854 2124" draw:points="0,2124 731,2124 2854,0">
          <text:p/>
        </draw:polyline>
        <draw:custom-shape draw:style-name="gr3" draw:text-style-name="P4" draw:layer="layout" svg:width="2.745cm" svg:height="1.297cm" svg:x="13.928cm" svg:y="6.953cm">
          <text:p text:style-name="P1"><text:span text:style-name="T3">l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1" draw:layer="layout" svg:x1="16.675cm" svg:y1="7.624cm" svg:x2="18.277cm" svg:y2="7.624cm">
          <text:p/>
        </draw:line>
        <draw:custom-shape draw:style-name="gr10" draw:text-style-name="P1" draw:layer="layout" svg:width="4.443cm" svg:height="2.296cm" svg:x="18.202cm" svg:y="6.493cm">
          <text:p text:style-name="P1">111101010...</text:p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3cm" svg:height="0.963cm" svg:x="18.898cm" svg:y="5.3cm">
          <draw:text-box>
            <text:p text:style-name="P1"><text:span text:style-name="T4">prueba</text:span></text:p>
          </draw:text-box>
        </draw:frame>
      </draw:page>
      <draw:page draw:name="page6" draw:style-name="dp1" draw:master-page-name="Default">
        <draw:custom-shape draw:style-name="gr3" draw:text-style-name="P1" draw:layer="layout" svg:width="6.24cm" svg:height="2.496cm" svg:x="6.265cm" svg:y="6.414cm">
          <text:p text:style-name="P1">101001001011011...</text:p>
          <draw:enhanced-geometry svg:viewBox="0 0 21600 21600" draw:type="rectangle" draw:enhanced-path="M 0 0 L 21600 0 21600 21600 0 21600 0 0 Z N"/>
        </draw:custom-shape>
        <draw:frame draw:style-name="gr4" draw:text-style-name="P1" draw:layer="layout" svg:width="3.249cm" svg:height="0.963cm" svg:x="7.601cm" svg:y="9.331cm">
          <draw:text-box>
            <text:p text:style-name="P1">carteles.o</text:p>
          </draw:text-box>
        </draw:frame>
        <draw:line draw:style-name="gr11" draw:text-style-name="P1" draw:layer="layout" svg:x1="12.498cm" svg:y1="7.624cm" svg:x2="18.278cm" svg:y2="7.624cm">
          <text:p/>
        </draw:line>
        <draw:custom-shape draw:style-name="gr10" draw:text-style-name="P1" draw:layer="layout" svg:width="4.443cm" svg:height="2.296cm" svg:x="18.203cm" svg:y="6.493cm">
          <text:p text:style-name="P1">111101010...</text:p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3.865cm" svg:height="0.963cm" svg:x="18.494cm" svg:y="5.3cm">
          <draw:text-box>
            <text:p text:style-name="P1"><text:span text:style-name="T5">carteles.so</text:span></text:p>
          </draw:text-box>
        </draw:frame>
        <draw:custom-shape draw:style-name="gr3" draw:text-style-name="P4" draw:layer="layout" svg:width="2.745cm" svg:height="1.297cm" svg:x="13.929cm" svg:y="6.953cm">
          <text:p text:style-name="P1"><text:span text:style-name="T3">l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7" draw:style-name="dp1" draw:master-page-name="Default">
        <draw:custom-shape draw:style-name="gr2" draw:text-style-name="P1" draw:layer="layout" svg:width="4.443cm" svg:height="2.296cm" svg:x="9.021cm" svg:y="5.607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3cm" svg:height="0.963cm" svg:x="5.794cm" svg:y="6.274cm">
          <draw:text-box>
            <text:p text:style-name="P1"><text:span text:style-name="T1">prueba</text:span></text:p>
          </draw:text-box>
        </draw:frame>
        <draw:custom-shape draw:style-name="gr3" draw:text-style-name="P1" draw:layer="layout" svg:width="2.745cm" svg:height="1.297cm" svg:x="9.792cm" svg:y="6.108cm">
          <text:p text:style-name="P1">main(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" draw:text-style-name="P1" draw:layer="layout" svg:width="6.49cm" svg:height="2.594cm" svg:x="8.023cm" svg:y="13.04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2.745cm" svg:height="1.297cm" svg:x="8.273cm" svg:y="13.79cm">
            <text:p text:style-name="P1">sin()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2.745cm" svg:height="1.297cm" svg:x="10.819cm" svg:y="13.99cm">
            <text:p text:style-name="P1">cos()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4" draw:text-style-name="P1" draw:layer="layout" svg:width="3.919cm" svg:height="0.963cm" svg:x="15.579cm" svg:y="14.67cm">
          <draw:text-box>
            <text:p text:style-name="P1">Bibliotecas</text:p>
          </draw:text-box>
        </draw:frame>
        <draw:line draw:style-name="gr6" draw:text-style-name="P1" draw:layer="layout" svg:x1="8.696cm" svg:y1="9.473cm" svg:x2="21.625cm" svg:y2="9.473cm">
          <text:p/>
        </draw:line>
        <draw:g>
          <draw:custom-shape draw:style-name="gr1" draw:text-style-name="P1" draw:layer="layout" svg:width="3.933cm" svg:height="3.245cm" svg:x="15.701cm" svg:y="10.7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2.745cm" svg:height="1.297cm" svg:x="15.938cm" svg:y="12.47cm">
            <text:p text:style-name="P1">exit()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2.745cm" svg:height="1.297cm" svg:x="16.337cm" svg:y="11.669cm">
            <text:p text:style-name="P1">printf()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5" draw:text-style-name="P1" draw:layer="layout" draw:type="lines" svg:x1="11.171cm" svg:y1="7.409cm" svg:x2="16.818cm" svg:y2="11.806cm" svg:d="m11171 7409v0l5647 4397v0" svg:viewBox="0 0 5648 4398">
            <text:p/>
          </draw:connector>
        </draw:g>
        <draw:g>
          <draw:custom-shape draw:style-name="gr1" draw:text-style-name="P1" draw:layer="layout" svg:width="4.956cm" svg:height="3.245cm" svg:x="9.944cm" svg:y="10.77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xml:id="id21" draw:id="id21" draw:layer="layout" svg:width="2.745cm" svg:height="1.297cm" svg:x="10.594cm" svg:y="11.472cm">
            <text:p text:style-name="P1">hola()</text:p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3" draw:text-style-name="P1" xml:id="id19" draw:id="id19" draw:layer="layout" svg:width="2.745cm" svg:height="1.297cm" svg:x="11.944cm" svg:y="12.369cm">
            <text:p text:style-name="P1">chau()</text:p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onnector draw:style-name="gr11" draw:text-style-name="P1" xml:id="id20" draw:id="id20" draw:layer="layout" draw:type="lines" svg:x1="11.175cm" svg:y1="7.415cm" svg:x2="14.287cm" svg:y2="12.559cm" draw:end-shape="id19" draw:end-glue-point="11" svg:d="m11175 7415v0l3112 4452v692" svg:viewBox="0 0 3113 5145">
            <text:p/>
          </draw:connector>
          <draw:connector draw:style-name="gr11" draw:text-style-name="P1" draw:layer="layout" draw:type="lines" draw:line-skew="1.754cm -0.979cm" svg:x1="11.175cm" svg:y1="7.415cm" svg:x2="11.967cm" svg:y2="11.472cm" draw:start-shape="id20" draw:start-glue-point="2" draw:end-shape="id21" draw:end-glue-point="4" svg:d="m11175 7415v1253l792 1323v1481" svg:viewBox="0 0 793 4058">
            <text:p/>
          </draw:connector>
          <draw:connector draw:style-name="gr5" draw:text-style-name="P1" draw:layer="layout" draw:type="lines" svg:x1="17.766cm" svg:y1="7.405cm" svg:x2="12.937cm" svg:y2="11.662cm" draw:end-shape="id21" draw:end-glue-point="11" svg:d="m17766 7405v0l-4829 3565v692" svg:viewBox="0 0 4830 4258">
            <text:p/>
          </draw:connector>
        </draw:g>
        <draw:custom-shape draw:style-name="gr2" draw:text-style-name="P1" draw:layer="layout" svg:width="4.443cm" svg:height="2.296cm" svg:x="15.621cm" svg:y="5.607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3cm" svg:height="0.963cm" svg:x="19.794cm" svg:y="6.274cm">
          <draw:text-box>
            <text:p text:style-name="P1"><text:span text:style-name="T1">otro</text:span></text:p>
          </draw:text-box>
        </draw:frame>
        <draw:custom-shape draw:style-name="gr3" draw:text-style-name="P1" xml:id="id22" draw:id="id22" draw:layer="layout" svg:width="2.745cm" svg:height="1.297cm" svg:x="16.392cm" svg:y="6.108cm">
          <text:p text:style-name="P1">main(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lines" svg:x1="17.765cm" svg:y1="7.405cm" svg:x2="17.711cm" svg:y2="11.669cm" draw:start-shape="id22" draw:start-glue-point="8" svg:d="m17765 7405v501l-54 3763v0" svg:viewBox="0 0 55 426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 Mono" svg:font-family="'Bitstream Vera Sans Mono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size="18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5-30T09:36:40</meta:creation-date>
    <dc:date>2013-09-05T11:30:35.201626776</dc:date>
    <meta:editing-duration>PT52M51S</meta:editing-duration>
    <meta:editing-cycles>7</meta:editing-cycles>
    <meta:generator>LibreOffice/4.1.1.2$Linux_x86 LibreOffice_project/7e4286b58adc75a14f6d83f53a03b6c11fa2903</meta:generator>
    <dc:creator>Eduardo Grosclaude</dc:creator>
    <meta:document-statistic meta:object-count="126"/>
  </office:meta>
</office:document-meta>
</file>